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32A00000190786FC60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0.79cm" draw:transform="rotate (1.56084795005853) translate (23.554cm 8.866cm)">
          <text:p/>
          <draw:enhanced-geometry draw:text-areas="4000 ?f1 ?f5 ?f2" draw:glue-points="0 10800 21600 10800 ?f0 0 ?f0 21600" draw:type="mso-spt100" draw:modifiers="15837.613918807 7591.40328697851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>
          <draw:frame draw:style-name="gr2" draw:text-style-name="P1" draw:layer="layout" svg:width="15.127cm" svg:height="7.47cm" svg:x="6.612cm" svg:y="7.154cm">
            <draw:image xlink:href="Pictures/100000000000032A00000190786FC60E.png" xlink:type="simple" xlink:show="embed" xlink:actuate="onLoad">
              <text:p/>
            </draw:image>
          </draw:frame>
          <draw:g>
            <draw:line draw:style-name="gr3" draw:text-style-name="P1" draw:layer="layout" svg:x1="14.208cm" svg:y1="8.747cm" svg:x2="15.732cm" svg:y2="9.636cm">
              <text:p/>
            </draw:line>
            <draw:line draw:style-name="gr3" draw:text-style-name="P1" draw:layer="layout" svg:x1="14.335cm" svg:y1="9.509cm" svg:x2="15.605cm" svg:y2="8.747cm">
              <text:p/>
            </draw:line>
          </draw:g>
        </draw:g>
        <draw:custom-shape draw:style-name="gr1" draw:text-style-name="P1" draw:layer="layout" svg:width="2.413cm" svg:height="0.79cm" draw:transform="rotate (-1.59104214611803) translate (13.673cm 10.652cm)">
          <text:p/>
          <draw:enhanced-geometry draw:text-areas="4000 ?f1 ?f5 ?f2" draw:glue-points="0 10800 21600 10800 ?f0 0 ?f0 21600" draw:type="mso-spt100" draw:modifiers="15837.613918807 7591.40328697851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>
          <draw:frame draw:style-name="gr4" draw:text-style-name="P3" draw:layer="layout" svg:width="1.192cm" svg:height="1.513cm" svg:x="22.29cm" svg:y="14.092cm">
            <draw:text-box>
              <text:p text:style-name="P2"><text:span text:style-name="T1">?</text:span></text:p>
            </draw:text-box>
          </draw:frame>
          <draw:custom-shape draw:style-name="gr5" draw:text-style-name="P1" draw:layer="layout" svg:width="1.651cm" svg:height="1.397cm" svg:x="22.082cm" svg:y="14.157cm">
            <text:p/>
  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?f0 *2"/>
              <draw:equation draw:name="f5" draw:formula="$0 *2"/>
              <draw:equation draw:name="f6" draw:formula="10800-$0 "/>
              <draw:equation draw:name="f7" draw:formula="21600-?f6 "/>
              <draw:equation draw:name="f8" draw:formula="right-?f5 "/>
              <draw:equation draw:name="f9" draw:formula="$0 /3"/>
              <draw:equation draw:name="f10" draw:formula="?f9 +$0 "/>
              <draw:equation draw:name="f11" draw:formula="left+?f10 "/>
              <draw:equation draw:name="f12" draw:formula="top+?f9 "/>
              <draw:equation draw:name="f13" draw:formula="right-?f10 "/>
              <draw:equation draw:name="f14" draw:formula="bottom-?f9 "/>
              <draw:handle draw:handle-position="left $0" draw:handle-switched="true" draw:handle-range-y-minimum="0" draw:handle-range-y-maximum="5400"/>
            </draw:enhanced-geometry>
          </draw:custom-shape>
        </draw:g>
        <draw:g>
          <draw:g>
            <draw:custom-shape draw:style-name="gr5" draw:text-style-name="P1" draw:layer="layout" svg:width="1.651cm" svg:height="1.397cm" svg:x="12.33cm" svg:y="13.038cm">
              <text:p/>
    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?f0 *2"/>
                <draw:equation draw:name="f5" draw:formula="$0 *2"/>
                <draw:equation draw:name="f6" draw:formula="10800-$0 "/>
                <draw:equation draw:name="f7" draw:formula="21600-?f6 "/>
                <draw:equation draw:name="f8" draw:formula="right-?f5 "/>
                <draw:equation draw:name="f9" draw:formula="$0 /3"/>
                <draw:equation draw:name="f10" draw:formula="?f9 +$0 "/>
                <draw:equation draw:name="f11" draw:formula="left+?f10 "/>
                <draw:equation draw:name="f12" draw:formula="top+?f9 "/>
                <draw:equation draw:name="f13" draw:formula="right-?f10 "/>
                <draw:equation draw:name="f14" draw:formula="bottom-?f9 "/>
                <draw:handle draw:handle-position="left $0" draw:handle-switched="true" draw:handle-range-y-minimum="0" draw:handle-range-y-maximum="5400"/>
              </draw:enhanced-geometry>
            </draw:custom-shape>
          </draw:g>
          <draw:custom-shape draw:style-name="gr6" draw:text-style-name="P1" draw:layer="layout" svg:width="0.962cm" svg:height="0.962cm" svg:x="12.711cm" svg:y="13.246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cc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31T15:24:06</meta:creation-date>
    <dc:date>2013-01-31T19:14:03</dc:date>
    <meta:editing-duration>PT1H12M30S</meta:editing-duration>
    <meta:editing-cycles>3</meta:editing-cycles>
    <meta:generator>LibreOffice/3.5$MacOSX_x86 LibreOffice_project/165a79a-7059095-e13bb37-fef39a4-9503d18</meta:generator>
    <meta:document-statistic meta:object-count="14"/>
  </office:meta>
</office:document-meta>
</file>